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ArrayConverter.Character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ArrayConverter.convert( Class 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haracterArrayConverter.CharacterArray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